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15cm" draw:marker-end-width="0cm" draw:fill="solid" draw:fill-color="#00a6a8" draw:textarea-horizontal-align="justify" draw:textarea-vertical-align="middle" draw:auto-grow-height="false" fo:min-height="1.59cm" fo:min-width="1.41cm" fo:padding-top="0.075cm" fo:padding-bottom="0.075cm" fo:padding-left="0.2cm" fo:padding-right="0.2cm"/>
    </style:style>
    <style:style style:name="gr2" style:family="graphic" style:parent-style-name="standard">
      <style:graphic-properties draw:stroke="solid" svg:stroke-width="0cm" svg:stroke-color="#000000" draw:marker-start-width="0.15cm" draw:marker-end-width="0cm" draw:fill="solid" draw:fill-color="#00a6a8" draw:textarea-horizontal-align="justify" draw:textarea-vertical-align="middle" draw:auto-grow-height="false" fo:min-height="1.859cm" fo:min-width="2.5cm" fo:padding-top="0.075cm" fo:padding-bottom="0.075cm" fo:padding-left="0.2cm" fo:padding-right="0.2cm"/>
    </style:style>
    <style:style style:name="gr3" style:family="graphic" style:parent-style-name="standard">
      <style:graphic-properties draw:stroke="solid" draw:stroke-dash="Fine_20_Dashed" svg:stroke-width="0cm" svg:stroke-color="#000000" draw:marker-start-width="0.15cm" draw:marker-end-width="0cm" draw:fill-color="#00a6a8" draw:textarea-horizontal-align="justify" draw:textarea-vertical-align="middle" draw:auto-grow-height="false" fo:min-height="1.85cm" fo:min-width="3.1cm" fo:padding-top="0.075cm" fo:padding-bottom="0.075cm" fo:padding-left="0.2cm" fo:padding-right="0.2cm"/>
    </style:style>
    <style:style style:name="gr4" style:family="graphic" style:parent-style-name="standard">
      <style:graphic-properties draw:stroke="solid" draw:stroke-dash="Fine_20_Dashed" svg:stroke-width="0cm" svg:stroke-color="#000000" draw:marker-start-width="0.15cm" draw:marker-end-width="0cm" draw:fill="solid" draw:fill-color="#00a6a8" draw:textarea-horizontal-align="justify" draw:textarea-vertical-align="middle" draw:auto-grow-height="false" fo:min-height="1.759cm" fo:min-width="2.499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cm" svg:stroke-color="#000000" draw:marker-start-width="0.15cm" draw:marker-end-width="0cm" draw:fill="solid" draw:fill-color="#2bd0d2" draw:textarea-horizontal-align="justify" draw:textarea-vertical-align="middle" draw:auto-grow-height="false" fo:min-height="1.802cm" fo:min-width="1.508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cm" svg:stroke-color="#000000" draw:marker-start-width="0.15cm" draw:marker-end-width="0cm" draw:fill="solid" draw:fill-color="#2bd0d2" draw:textarea-horizontal-align="justify" draw:textarea-vertical-align="middle" draw:auto-grow-height="false" fo:min-height="1.73cm" fo:min-width="1.552cm" fo:padding-top="0.075cm" fo:padding-bottom="0.075cm" fo:padding-left="0.2cm" fo:padding-right="0.2cm"/>
    </style:style>
    <style:style style:name="gr7" style:family="graphic" style:parent-style-name="standard">
      <style:graphic-properties draw:stroke="none" svg:stroke-width="0cm" svg:stroke-color="#000000" draw:marker-start-width="0.15cm" draw:marker-end-width="0cm" draw:fill="none" draw:fill-color="#ffffff" draw:textarea-horizontal-align="left" draw:auto-grow-height="true" draw:auto-grow-width="false" fo:min-height="0.704cm" fo:min-width="6.373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cm" svg:stroke-color="#000000" draw:marker-start-width="0.15cm" draw:marker-end-width="0cm" draw:fill="none" draw:fill-color="#ffffff" draw:textarea-horizontal-align="left" draw:auto-grow-height="true" draw:auto-grow-width="false" fo:min-height="5.625cm" fo:min-width="15.403cm" fo:padding-top="0.075cm" fo:padding-bottom="0.075cm" fo:padding-left="0.2cm" fo:padding-right="0.2cm"/>
    </style:style>
    <style:style style:name="gr9" style:family="graphic" style:parent-style-name="standard">
      <style:graphic-properties draw:stroke="dash" draw:stroke-dash="Fine_20_Dashed" svg:stroke-color="#000000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loext:graphic-properties draw:fill="solid" draw:fill-color="#00a6a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6a8"/>
      <style:paragraph-properties fo:text-align="center"/>
    </style:style>
    <style:style style:name="P4" style:family="paragraph">
      <loext:graphic-properties draw:fill="solid" draw:fill-color="#2bd0d2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7cm" svg:height="2.6cm" svg:x="11.2cm" svg:y="16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xml:id="id1" draw:id="id1" draw:layer="layout" svg:width="3cm" svg:height="2.109cm" svg:x="11cm" svg:y="2.791cm">
          <text:p text:style-name="P2">Merch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7" draw:id="id7" draw:layer="layout" svg:width="3.5cm" svg:height="2cm" svg:x="2cm" svg:y="7cm">
          <text:p text:style-name="P2">Chinaep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2.999cm" svg:height="2.009cm" svg:x="11.101cm" svg:y="10.891cm">
          <text:p text:style-name="P2">Tenc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2" draw:id="id2" draw:layer="layout" svg:width="2.84cm" svg:height="2.9cm" svg:x="17.36cm" svg:y="2.4cm">
          <text:p text:style-name="P2">NO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9cm" svg:height="2.8cm" svg:x="17.3cm" svg:y="10.5cm">
          <text:p text:style-name="P2">T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6" draw:id="id6" draw:layer="layout" svg:width="2.9cm" svg:height="2.8cm" svg:x="17.3cm" svg:y="16.8cm">
          <text:p text:style-name="P2">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6.873cm" svg:height="0.854cm" svg:x="3.6cm" svg:y="2.763cm">
          <draw:text-box>
            <text:p text:style-name="P2">1.Refund Requirement</text:p>
          </draw:text-box>
        </draw:frame>
        <draw:frame draw:style-name="gr7" draw:text-style-name="P5" draw:layer="layout" svg:width="6.873cm" svg:height="0.854cm" svg:x="3.589cm" svg:y="11.9cm">
          <draw:text-box>
            <text:p text:style-name="P2">2.Refund Requirement</text:p>
          </draw:text-box>
        </draw:frame>
        <draw:frame draw:style-name="gr8" draw:text-style-name="P6" draw:layer="layout" svg:width="15.903cm" svg:height="5.775cm" svg:x="22.549cm" svg:y="2.761cm">
          <draw:text-box>
            <text:p>Description:</text:p>
            <text:p>1. NOB(New Omini Bank) is the cooperative bank with </text:p>
            <text:p>Merchant, and one merchant need have an account in </text:p>
            <text:p>this bank.</text:p>
            <text:p>2. TCB(Tencent Cooperative Bank) is the cooperative bank with Tencent company.</text:p>
            <text:p>3. CB(Customer Cooperative Bank) is the cooperative bank with customer. </text:p>
          </draw:text-box>
        </draw:frame>
        <draw:connector draw:style-name="gr9" draw:text-style-name="P2" draw:layer="layout" svg:x1="14cm" svg:y1="3.846cm" svg:x2="17.36cm" svg:y2="3.85cm" draw:start-shape="id1" draw:start-glue-point="7" draw:end-shape="id2" svg:d="M14000 3846h1681v4h1679" svg:viewBox="0 0 3361 5">
          <text:p/>
        </draw:connector>
        <draw:connector draw:style-name="gr10" draw:text-style-name="P2" draw:layer="layout" svg:x1="14.1cm" svg:y1="11.896cm" svg:x2="17.3cm" svg:y2="11.9cm" draw:start-shape="id3" draw:start-glue-point="7" draw:end-shape="id4" draw:end-glue-point="6" svg:d="M14100 11896h1600v4h1600" svg:viewBox="0 0 3201 5">
          <text:p/>
        </draw:connector>
        <draw:connector draw:style-name="gr10" draw:text-style-name="P2" draw:layer="layout" svg:x1="13.9cm" svg:y1="18.2cm" svg:x2="17.3cm" svg:y2="18.2cm" draw:start-shape="id5" draw:start-glue-point="10" draw:end-shape="id6" draw:end-glue-point="6" svg:d="M13900 18200h3400" svg:viewBox="0 0 3401 1">
          <text:p/>
        </draw:connector>
        <draw:connector draw:style-name="gr11" draw:text-style-name="P7" draw:layer="layout" svg:x1="11cm" svg:y1="3.846cm" svg:x2="3.75cm" svg:y2="7cm" draw:start-shape="id1" draw:start-glue-point="5" draw:end-shape="id7" draw:end-glue-point="4" svg:d="M11000 3846h-7250v3154" svg:viewBox="0 0 7251 3155">
          <text:p/>
        </draw:connector>
        <draw:connector draw:style-name="gr11" draw:text-style-name="P7" draw:layer="layout" svg:x1="3.75cm" svg:y1="9cm" svg:x2="11.101cm" svg:y2="11.896cm" draw:start-shape="id7" draw:start-glue-point="6" draw:end-shape="id3" draw:end-glue-point="5" svg:d="M3750 9000v2896h7351" svg:viewBox="0 0 7352 2897">
          <text:p/>
        </draw:connector>
        <draw:connector draw:style-name="gr12" draw:text-style-name="P8" draw:layer="layout" draw:type="line" svg:x1="18.75cm" svg:y1="10.5cm" svg:x2="18.78cm" svg:y2="5.3cm" draw:start-shape="id4" draw:start-glue-point="4" draw:end-shape="id2" draw:end-glue-point="8" svg:d="M18750 10500l30-5200" svg:viewBox="0 0 31 5201">
          <text:p text:style-name="P2">3.Deduct refund</text:p>
        </draw:connector>
        <draw:connector draw:style-name="gr12" draw:text-style-name="P8" draw:layer="layout" draw:type="line" svg:x1="18.75cm" svg:y1="13.3cm" svg:x2="18.75cm" svg:y2="16.8cm" draw:start-shape="id4" draw:start-glue-point="8" draw:end-shape="id6" draw:end-glue-point="4" svg:d="M18750 13300v3500" svg:viewBox="0 0 1 3501">
          <text:p text:style-name="P2">4.Refund settlement</text:p>
        </draw:connector>
        <draw:connector draw:style-name="gr12" draw:text-style-name="P8" draw:layer="layout" draw:type="line" svg:x1="12.601cm" svg:y1="12.9cm" svg:x2="12.55cm" svg:y2="16.9cm" draw:start-shape="id3" draw:start-glue-point="6" draw:end-shape="id5" svg:d="M12601 12900l-51 4000" svg:viewBox="0 0 52 4001">
          <text:p text:style-name="P2">5.Notify customer</text:p>
        </draw:connector>
        <draw:connector draw:style-name="gr12" draw:text-style-name="P8" draw:layer="layout" draw:type="line" svg:x1="12.601cm" svg:y1="10.891cm" svg:x2="5.5cm" svg:y2="8cm" draw:start-shape="id3" draw:start-glue-point="4" draw:end-shape="id7" svg:d="M12601 10891l-7101-2891" svg:viewBox="0 0 7102 2892">
          <text:p text:style-name="P2">6.Notify merchant</text:p>
        </draw:connector>
        <draw:connector draw:style-name="gr12" draw:text-style-name="P8" draw:layer="layout" draw:type="line" svg:x1="5.5cm" svg:y1="8cm" svg:x2="12.5cm" svg:y2="4.9cm" draw:start-shape="id7" draw:start-glue-point="7" draw:end-shape="id1" draw:end-glue-point="6" svg:d="M5500 8000l7000-3100" svg:viewBox="0 0 7001 3101">
          <text:p text:style-name="P2">7.Notify merchan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2" draw:display-name="Dashed (var) 12" draw:style="rect" draw:dots1="1" draw:dots1-length="197%" draw:distance="197%"/>
    <draw:stroke-dash draw:name="Fine_20_Dashed" draw:display-name="Fine Dashed" draw:style="rect" draw:dots1="1" draw:dots1-length="0.3cm" draw:distance="0.3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H14M23S</meta:editing-duration>
    <meta:editing-cycles>79</meta:editing-cycles>
    <meta:generator>LibreOffice/5.3.3.2$Windows_x86 LibreOffice_project/3d9a8b4b4e538a85e0782bd6c2d430bafe583448</meta:generator>
    <dc:date>2017-07-25T13:49:33.341000000</dc:date>
    <meta:document-statistic meta:object-count="20"/>
  </office:meta>
</office:document-meta>
</file>